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fo:language="en" fo:country="US" fo:font-style="italic" style:text-underline-style="solid" style:text-underline-width="auto" style:text-underline-color="font-color" officeooo:rsid="000b1b2e" officeooo:paragraph-rsid="000b1b2e" style:font-style-asian="italic" style:font-style-complex="italic"/>
    </style:style>
    <style:style style:name="P2" style:family="paragraph" style:parent-style-name="Text_20_body">
      <style:text-properties fo:language="en" fo:country="US" officeooo:rsid="0009d9bc" officeooo:paragraph-rsid="0009d9bc"/>
    </style:style>
    <style:style style:name="P3" style:family="paragraph" style:parent-style-name="Text_20_body">
      <style:text-properties officeooo:rsid="000ec467" officeooo:paragraph-rsid="000ec467"/>
    </style:style>
    <style:style style:name="P4" style:family="paragraph" style:parent-style-name="Text_20_body">
      <style:text-properties officeooo:rsid="0017056a" officeooo:paragraph-rsid="0017056a"/>
    </style:style>
    <style:style style:name="P5" style:family="paragraph" style:parent-style-name="Heading_20_1">
      <style:text-properties fo:font-style="normal" style:text-underline-style="none" style:font-style-asian="normal" style:font-style-complex="normal"/>
    </style:style>
    <style:style style:name="P6" style:family="paragraph" style:parent-style-name="Text_20_body">
      <style:text-properties fo:language="en" fo:country="US" officeooo:rsid="0010ec4c" officeooo:paragraph-rsid="0010ec4c"/>
    </style:style>
    <style:style style:name="T1" style:family="text">
      <style:text-properties fo:language="en" fo:country="US"/>
    </style:style>
    <style:style style:name="T2" style:family="text">
      <style:text-properties fo:language="en" fo:country="US" officeooo:rsid="000b1b2e"/>
    </style:style>
    <style:style style:name="T3" style:family="text">
      <style:text-properties fo:language="en" fo:country="US" officeooo:rsid="000bd9a3"/>
    </style:style>
    <style:style style:name="T4" style:family="text">
      <style:text-properties fo:language="en" fo:country="US" officeooo:rsid="000db240"/>
    </style:style>
    <style:style style:name="T5" style:family="text">
      <style:text-properties fo:language="en" fo:country="US" officeooo:rsid="00109205"/>
    </style:style>
    <style:style style:name="T6" style:family="text">
      <style:text-properties fo:language="en" fo:country="US" officeooo:rsid="0012944e"/>
    </style:style>
    <style:style style:name="T7" style:family="text">
      <style:text-properties fo:language="en" fo:country="US" officeooo:rsid="0017056a"/>
    </style:style>
    <style:style style:name="T8" style:family="text">
      <style:text-properties fo:language="en" fo:country="US" officeooo:rsid="0018f2c3"/>
    </style:style>
    <style:style style:name="T9" style:family="text">
      <style:text-properties officeooo:rsid="000bd9a3"/>
    </style:style>
    <style:style style:name="T10" style:family="text">
      <style:text-properties officeooo:rsid="001904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ond week assignment</text:p>
      <text:h text:style-name="Heading_20_1" text:outline-level="1">p26:</text:h>
      <text:p text:style-name="P2"><text:tab/>The result is indeed the expected one. When the program reaches the printf sentence, it sees that the value to be printed has to be returned by function fun(). Then, fun() is pushed into the stack. The execution of fun() is quite simple, as it returns (gives back a value to main()) the result of 2 * 5, which is indeed 10. Then, the printf in main knows that it has to print 10, doing so and exiting the program successfully.</text:p>
      <text:h text:style-name="Heading_20_1" text:outline-level="1"><text:span text:style-name="T9">p</text:span>27:</text:h>
      <text:p text:style-name="Text_20_body"><text:tab/><text:span text:style-name="T2">The result we get here is also the one we expected. This time we have to pass an argument to the function which is 4. The function will return back to main() the result of multiplying the argument by itself aka. The square of the argument. As before, printf will printf will print the int returned by funarg() as an int and exit the program successfully.</text:span></text:p>
      <text:h text:style-name="Heading_20_1" text:outline-level="1"><text:span text:style-name="T9">p</text:span>28:</text:h>
      <text:p text:style-name="Text_20_body"><text:tab/><text:span text:style-name="T3">The result we get here is expected as well, the thing is, it’s a compilation error. </text:span><text:span text:style-name="T4">The first error is regarding the use of x. We are using a variable without declaring it; hence, gcc doesn’t know what it is. Then, if we look at the prototype of funarg2() we see it says (void). This means that it expects no arguments to be passed to it. As we are passing 5 + 7 in the function call, we get an error saying that it has received too many arguments. If we wanted this program to work as I believed it is expected to, we could just change the function prototype to let it receive an int x. The prototype int funarg2(int x); will work as expected.</text:span></text:p>
      <text:h text:style-name="P5" text:outline-level="1">p29:</text:h>
      <text:p text:style-name="P3"><text:span text:style-name="T1"><text:tab/>The result we get is expected here too. We need to understand how the stack is moving things around here. The program enters through main() and creates int x, assigning it the value of 3. Then, we call funarg(x) so that it would return 9 (3^2). This actually doesn’t change anything in memory when it is completed. When funarg(x) is called, it is pushed into the stack, executes its code and exits. X will NOT change with the function call as it is passed by value (a copy of x is sent to fuanrg()). When we get back to main() we are just like before. Then we execute the first printf. Funarg(x) will return 9 again, and that is what we print on screen. Then x is still </text:span><text:span text:style-name="T5">3 as funarg() will only work with a copy of x, not the original x which is still in main(). The program will then exit successfully.</text:span></text:p>
      <text:h text:style-name="Heading_20_1" text:outline-level="1"><text:span text:style-name="T7">p</text:span><text:span text:style-name="T1">30:</text:span></text:h>
      <text:p text:style-name="P4"><text:span text:style-name="T1"><text:tab/>Here we get the expected result once again. When the program enters through main() a variable x is declared and assigned the value 3. Then, we call funarg(), but what we pass is a copy of x, not the original x itself. Funarg() will do its thing, returning an int we are not saving anywhere, </text:span><text:soft-page-break/><text:span text:style-name="T1">so it will be “lost”. Then, the printf gets executed. It will call funarg() in order to know what to print in the %d placeholder. When it does so, a inside funarg() will be assigned the value 3 (just like x). Then, funarg() will end up returning 8 * 8 = 64, which is what we see in the screen. It should come as no surprise that printing x outputs 3 in the terminal. As we said before, funarg() modifies a COPY of x. Once the copy is pushed out of the s</text:span><text:span text:style-name="T8">ta</text:span><text:span text:style-name="T1">ck nothing is changed in main(). X is equal to 3 throughout the execution of the program.</text:span></text:p>
      <text:h text:style-name="Heading_20_1" text:outline-level="1"><text:span text:style-name="T6">p</text:span><text:span text:style-name="T1">3</text:span><text:span text:style-name="T6">1</text:span><text:span text:style-name="T1">:</text:span></text:h>
      <text:p text:style-name="P6"><text:tab/>The result is the one we expected here. When the program enters through main() it will execute the first printf. For that, it will call funarg(), passing b as an argument. We are passing b = 2. Then, a inside the function will become 7 and funarg() will return 7^2 = 49. When the second printf is executed, the variable a is still 6. This happens because, as we said above, arguments are passed by value in C. Whatever a was equal to in funarg() will be deleted when funarg() leaves the stack, so a will be 6 in the end. The value of a did NOT change in main(). Then, the program will exit successfully. <text:span text:style-name="T10">As we have discussed before, modifying a variable inside a function does nothing to the original one. In the scope of that function the variable will change, but once it is pushed out of the Stack it will be back to its original value. Then this leads us to think that what we pass to a function is a copy of the variable, not the variable itself. We are initializing a variable in the function scope with the value we passed. In C this is called passing by value. That is why pointers come in so handy, because the let us pass by reference and so have an effect on the original value, as we can access its original memory location. To sum up, modifying a variable inside a function does NOT change its value outside of it. We have to differentiate a inside funarg() and a inside main(). And, when we pass a variable to a function we are passing a copy of it, not the variable itself. This is called passing by valu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10:29:47.066085660</meta:creation-date>
    <dc:date>2018-02-14T19:00:21.146099460</dc:date>
    <meta:editing-duration>PT1H12M26S</meta:editing-duration>
    <meta:editing-cycles>9</meta:editing-cycles>
    <meta:generator>LibreOffice/6.0.0.3$MacOSX_X86_64 LibreOffice_project/64a0f66915f38c6217de274f0aa8e15618924765</meta:generator>
    <meta:document-statistic meta:table-count="0" meta:image-count="0" meta:object-count="0" meta:page-count="2" meta:paragraph-count="13" meta:word-count="891" meta:character-count="4635" meta:non-whitespace-character-count="3750"/>
  </office:meta>
</office:document-meta>
</file>